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automatic-styles>
    <style:style style:name="P1" style:family="paragraph" style:parent-style-name="Standard">
      <style:text-properties officeooo:rsid="000352a6" officeooo:paragraph-rsid="000352a6"/>
    </style:style>
    <style:style style:name="P2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fo:background-color="#fbfcfd"/>
    </style:style>
    <style:style style:name="P3" style:family="paragraph" style:parent-style-name="Standard">
      <style:text-properties fo:color="#5c6773" loext:opacity="100%" style:font-name="var font-monospace" fo:font-size="10.5pt" fo:font-weight="normal" officeooo:rsid="000352a6" officeooo:paragraph-rsid="000352a6" fo:background-color="#fbfcfd"/>
    </style:style>
    <style:style style:name="P4" style:family="paragraph" style:parent-style-name="Standard">
      <style:paragraph-properties style:line-height-at-least="0.503cm"/>
      <style:text-properties fo:color="#abb0b6" loext:opacity="100%" style:font-name="var font-monospace" fo:font-size="10.5pt" fo:font-style="italic" fo:font-weight="normal" fo:background-color="#fbfcfd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style:use-window-font-color="true" loext:opacity="0%" style:font-name="var font-monospace" fo:font-size="10.5pt" fo:font-weight="normal" officeooo:rsid="000352a6" officeooo:paragraph-rsid="000352a6" fo:background-color="#fbfcfd"/>
    </style:style>
    <style:style style:name="T1" style:family="text">
      <style:text-properties fo:color="#f2590c" loext:opacity="100%"/>
    </style:style>
    <style:style style:name="T2" style:family="text">
      <style:text-properties fo:color="#41a6d9" loext:opacity="100%"/>
    </style:style>
    <style:style style:name="T3" style:family="text">
      <style:text-properties fo:color="#86b300" loext:opacity="100%"/>
    </style:style>
    <style:style style:name="T4" style:family="text">
      <style:text-properties fo:color="#f08c36" loext:opacity="100%"/>
    </style:style>
    <style:style style:name="T5" style:family="text">
      <style:text-properties fo:color="#ff33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8) Anúnicos</text:p>
      <text:p text:style-name="P6"/>
      <text:p text:style-name="P6"/>
      <text:p text:style-name="P6">App.js</text:p>
      <text:p text:style-name="P6"/>
      <text:p text:style-name="P1"/>
      <text:p text:style-name="P3"><text:span text:style-name="T1">import</text:span> <text:span text:style-name="T2">React</text:span> <text:span text:style-name="T1">from</text:span> <text:span text:style-name="T3">'react'</text:span>;</text:p>
      <text:p text:style-name="P2"><text:span text:style-name="T1">import</text:span> <text:span text:style-name="T2">AnuncioScreen</text:span> <text:span text:style-name="T1">from</text:span> <text:span text:style-name="T3">'./AnuncioScreen'</text:span>;</text:p>
      <text:p text:style-name="P5"/>
      <text:p text:style-name="P2"><text:span text:style-name="T1">const</text:span> <text:span text:style-name="T2">App</text:span> = () =&gt; {</text:p>
      <text:p text:style-name="P2"><text:span text:style-name="T1">return</text:span> &lt;<text:span text:style-name="T2">AnuncioScreen</text:span> /&gt;;</text:p>
      <text:p text:style-name="P2">};</text:p>
      <text:p text:style-name="P5"/>
      <text:p text:style-name="P2"><text:span text:style-name="T1">export</text:span> <text:span text:style-name="T1">default</text:span> <text:span text:style-name="T2">App</text:span>;</text:p>
      <text:p text:style-name="P2"/>
      <text:p text:style-name="P1"/>
      <text:p text:style-name="P1">________________________________________________________________________________</text:p>
      <text:p text:style-name="P1"/>
      <text:p text:style-name="P1"/>
      <text:p text:style-name="P6">AnuncioScreen.js</text:p>
      <text:p text:style-name="P1"/>
      <text:p text:style-name="P1"/>
      <text:p text:style-name="P3"><text:span text:style-name="T1">import</text:span> <text:span text:style-name="T2">React</text:span> <text:span text:style-name="T1">from</text:span> <text:span text:style-name="T3">'react'</text:span>;</text:p>
      <text:p text:style-name="P2"><text:span text:style-name="T1">import</text:span> { <text:span text:style-name="T2">View</text:span>, <text:span text:style-name="T2">Text</text:span>, <text:span text:style-name="T2">Image</text:span>, <text:span text:style-name="T2">ScrollView</text:span>, <text:span text:style-name="T2">StyleSheet</text:span> } <text:span text:style-name="T1">from</text:span> <text:span text:style-name="T3">'react-native'</text:span>;</text:p>
      <text:p text:style-name="P5"/>
      <text:p text:style-name="P2"><text:span text:style-name="T1">const</text:span> <text:span text:style-name="T2">AnuncioScreen</text:span> = () =&gt; {</text:p>
      <text:p text:style-name="P2"><text:span text:style-name="T1">const</text:span> anuncios = [</text:p>
      <text:p text:style-name="P2">{</text:p>
      <text:p text:style-name="P2">id: <text:span text:style-name="T4">1</text:span>,</text:p>
      <text:p text:style-name="P2">fotoUrl: <text:span text:style-name="T3">'https://global.toyota/pages/models/images/camry/camry_010_s.jpg'</text:span>,</text:p>
      <text:p text:style-name="P2">ano: <text:span text:style-name="T4">2022</text:span>,</text:p>
      <text:p text:style-name="P2">modelo: <text:span text:style-name="T3">'Toyota Camry'</text:span>,</text:p>
      <text:p text:style-name="P2">preco: <text:span text:style-name="T3">'R$ 85.000,00'</text:span>,</text:p>
      <text:p text:style-name="P2">},</text:p>
      <text:p text:style-name="P2">{</text:p>
      <text:p text:style-name="P2">id: <text:span text:style-name="T4">2</text:span>,</text:p>
      <text:p text:style-name="P2">fotoUrl: <text:span text:style-name="T3">'https://encrypted-tbn0.gstatic.com/images?q=tbn:ANd9GcTUXQqvzAVut5pZ9Roghbk_U_K7xtQrCFxZFA&amp;usqp=CAU'</text:span>,</text:p>
      <text:p text:style-name="P2">ano: <text:span text:style-name="T4">2021</text:span>,</text:p>
      <text:p text:style-name="P2">modelo: <text:span text:style-name="T3">'Honda Civic'</text:span>,</text:p>
      <text:p text:style-name="P2">preco: <text:span text:style-name="T3">'R$ 75.500,00'</text:span>,</text:p>
      <text:p text:style-name="P2">},</text:p>
      <text:p text:style-name="P2">{</text:p>
      <text:p text:style-name="P2">id: <text:span text:style-name="T4">3</text:span>,</text:p>
      <text:p text:style-name="P2">fotoUrl: <text:span text:style-name="T3">'https://encrypted-tbn0.gstatic.com/images?q=tbn:ANd9GcQRfiTYPlDG3tSLMrwrmJwFBTslYDzd8BxrWNjB_Pz2vqooH3ly6519XBsM00ClKpC_Qzk&amp;usqp=CAU'</text:span>,</text:p>
      <text:p text:style-name="P2">ano: <text:span text:style-name="T4">2023</text:span>,</text:p>
      <text:p text:style-name="P2">modelo: <text:span text:style-name="T3">'Ford Mustang'</text:span>,</text:p>
      <text:p text:style-name="P2">preco: <text:span text:style-name="T3">'R$ 120.000,00'</text:span>,</text:p>
      <text:p text:style-name="P2">},</text:p>
      <text:p text:style-name="P4">// Adicione mais anúncios conforme necessário</text:p>
      <text:p text:style-name="P2"><text:soft-page-break/>];</text:p>
      <text:p text:style-name="P5"/>
      <text:p text:style-name="P2"><text:span text:style-name="T1">return</text:span> (</text:p>
      <text:p text:style-name="P2">&lt;<text:span text:style-name="T2">ScrollView</text:span> horizontal showsHorizontalScrollIndicator={<text:span text:style-name="T1">false</text:span>} style={styles.container}&gt;</text:p>
      <text:p text:style-name="P2">{anuncios.map((anuncio) =&gt; (</text:p>
      <text:p text:style-name="P2">&lt;<text:span text:style-name="T2">View</text:span> key={anuncio.id} style={styles.anuncio}&gt;</text:p>
      <text:p text:style-name="P2">&lt;<text:span text:style-name="T2">Image</text:span> source={{ uri: anuncio.fotoUrl }} style={styles.imagem} /&gt;</text:p>
      <text:p text:style-name="P2">&lt;<text:span text:style-name="T2">Text</text:span> style={styles.descricao}&gt;<text:span text:style-name="T2">Ano</text:span>: {anuncio.ano}&lt;/<text:span text:style-name="T2">Text</text:span>&gt;</text:p>
      <text:p text:style-name="P2">&lt;<text:span text:style-name="T2">Text</text:span> style={styles.descricao}&gt;<text:span text:style-name="T2">Modelo</text:span>: {anuncio.modelo}&lt;/<text:span text:style-name="T2">Text</text:span>&gt;</text:p>
      <text:p text:style-name="P2">&lt;<text:span text:style-name="T2">Text</text:span> style={styles.descricao}&gt;<text:span text:style-name="T2">Pre</text:span><text:span text:style-name="T5">ç</text:span>o: {anuncio.preco}&lt;/<text:span text:style-name="T2">Text</text:span>&gt;</text:p>
      <text:p text:style-name="P2">&lt;/<text:span text:style-name="T2">View</text:span>&gt;</text:p>
      <text:p text:style-name="P2">))}</text:p>
      <text:p text:style-name="P2">&lt;/<text:span text:style-name="T2">ScrollView</text:span>&gt;</text:p>
      <text:p text:style-name="P2">);</text:p>
      <text:p text:style-name="P2">};</text:p>
      <text:p text:style-name="P5"/>
      <text:p text:style-name="P2"><text:span text:style-name="T1">const</text:span> styles = <text:span text:style-name="T2">StyleSheet</text:span>.create({</text:p>
      <text:p text:style-name="P2">container: {</text:p>
      <text:p text:style-name="P2">flex: <text:span text:style-name="T4">1</text:span>,</text:p>
      <text:p text:style-name="P2">backgroundColor: <text:span text:style-name="T3">'#fff'</text:span>,</text:p>
      <text:p text:style-name="P2">paddingTop: <text:span text:style-name="T4">20</text:span>,</text:p>
      <text:p text:style-name="P2">},</text:p>
      <text:p text:style-name="P2">anuncio: {</text:p>
      <text:p text:style-name="P2">width: <text:span text:style-name="T4">250</text:span>,</text:p>
      <text:p text:style-name="P2">marginHorizontal: <text:span text:style-name="T4">10</text:span>,</text:p>
      <text:p text:style-name="P2">borderWidth: <text:span text:style-name="T4">1</text:span>,</text:p>
      <text:p text:style-name="P2">borderColor: <text:span text:style-name="T3">'#ddd'</text:span>,</text:p>
      <text:p text:style-name="P2">borderRadius: <text:span text:style-name="T4">5</text:span>,</text:p>
      <text:p text:style-name="P2">padding: <text:span text:style-name="T4">10</text:span>,</text:p>
      <text:p text:style-name="P2">alignItems: <text:span text:style-name="T3">'center'</text:span>,</text:p>
      <text:p text:style-name="P2">},</text:p>
      <text:p text:style-name="P2">imagem: {</text:p>
      <text:p text:style-name="P2">width: <text:span text:style-name="T4">200</text:span>,</text:p>
      <text:p text:style-name="P2">height: <text:span text:style-name="T4">120</text:span>,</text:p>
      <text:p text:style-name="P2">resizeMode: <text:span text:style-name="T3">'cover'</text:span>,</text:p>
      <text:p text:style-name="P2">},</text:p>
      <text:p text:style-name="P2">descricao: {</text:p>
      <text:p text:style-name="P2">fontSize: <text:span text:style-name="T4">16</text:span>,</text:p>
      <text:p text:style-name="P2">marginTop: <text:span text:style-name="T4">5</text:span>,</text:p>
      <text:p text:style-name="P2">},</text:p>
      <text:p text:style-name="P2">});</text:p>
      <text:p text:style-name="P5"/>
      <text:p text:style-name="P2"><text:span text:style-name="T1">export</text:span> <text:span text:style-name="T1">default</text:span> <text:span text:style-name="T2">AnuncioScreen</text:span>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3:26:10.010188639</meta:creation-date>
    <dc:date>2023-10-07T14:06:07.355740215</dc:date>
    <meta:editing-duration>PT39M58S</meta:editing-duration>
    <meta:editing-cycles>1</meta:editing-cycles>
    <meta:document-statistic meta:table-count="0" meta:image-count="0" meta:object-count="0" meta:page-count="2" meta:paragraph-count="76" meta:word-count="182" meta:character-count="1751" meta:non-whitespace-character-count="1645"/>
    <meta:generator>LibreOffice/7.5.6.2$Linux_X86_64 LibreOffice_project/50$Build-2</meta:generator>
  </office:meta>
</office:document-meta>
</file>